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DirtiesContextTests.bas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DirtiesContextTests.performAssertions( int expectedContextCreation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LevelDirtiesContextTests.dirtyContextAfter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DirtiesContextTests.backToBasi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LevelDirtiesContextTests.dirtyContextBeforeTes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